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setBlah( SecondMsg . Builder builderFo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clear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parse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aybeForceBuilderInit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Builder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g.getFoo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mergeFrom( Msg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g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g.to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setBlah( SecondMs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ilder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Coded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byte [ ]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Fo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ByteString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writeTo( com . google . protobuf . Coded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buildParti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sg.getBlahO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Msg( boolean no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sg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Msg( com . google . protobuf . GeneratedMessage . 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g.parsePartial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sg.parseFrom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sg.parseDelimited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has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Pars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Descripto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Field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mergeFrom( com . google . protobuf . CodedInputStream input , com . google . protobuf . ExtensionRegistryLite extensio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Delimited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getFoo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has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Or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mergeFrom( com . google . protobuf . Messag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sg.Msg( com . google . protobuf . CodedInputStream input , com . google . protobuf . ExtensionRegistryLite extensionRegistr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ilder.mergeBlah( SecondMs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sg.get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ni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getBla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setFoo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sg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g.parseFrom( com . google . protobuf . Byte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( Msg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ForType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sg.getSerialized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der.clearBla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sg.get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FooBytes( com . google . protobuf . Byte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